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4000000188F586C27A88581BD.png" manifest:media-type="image/png"/>
  <manifest:file-entry manifest:full-path="Pictures/100009DB000008B20000027244ECF0433867AA0C.svg" manifest:media-type="image/svg+xml"/>
  <manifest:file-entry manifest:full-path="Pictures/100002010000001C000000299D607BE1D7A4CD7C.png" manifest:media-type="image/png"/>
  <manifest:file-entry manifest:full-path="Pictures/100004B6000002DC0000043DDB529D7034F6D6BC.svg" manifest:media-type="image/svg+xml"/>
  <manifest:file-entry manifest:full-path="Pictures/1000000000000259000000A96E331185D9F221FA.jpg" manifest:media-type="image/jpeg"/>
  <manifest:file-entry manifest:full-path="Pictures/10000000000002300000029330CC027EEA460D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ans Devanagari2" svg:font-family="'Noto Sans Devanagari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1.153cm, 0cm, 0.391cm)" draw:image-opacity="100%" style:mirror="none"/>
    </style:style>
    <style:style style:name="gr3" style:family="graphic" style:parent-style-name="objectwithoutfill">
      <style:graphic-properties svg:stroke-width="0.1cm" svg:stroke-color="#ffffff" draw:marker-start-width="0.36cm" draw:marker-end-width="0.36cm" draw:fill="solid" draw:textarea-vertical-align="middle" fo:padding-top="0.175cm" fo:padding-bottom="0.175cm" fo:padding-left="0.3cm" fo:padding-right="0.3cm" draw:shadow="hidden" draw:shadow-offset-x="0cm" draw:shadow-offset-y="0cm" draw:shadow-color="#eeeeee"/>
    </style:style>
    <style:style style:name="gr4" style:family="graphic" style:parent-style-name="objectwithoutfill">
      <style:graphic-properties svg:stroke-width="0.05cm" svg:stroke-color="#000000" draw:marker-start-width="0.29cm" draw:marker-end-width="0.29cm" draw:fill="solid" draw:textarea-vertical-align="middle" fo:padding-top="0.15cm" fo:padding-bottom="0.15cm" fo:padding-left="0.275cm" fo:padding-right="0.275cm" draw:shadow="hidden" draw:shadow-offset-x="0cm" draw:shadow-offset-y="0cm" draw:shadow-color="#eeeeee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2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3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508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77cm" fo:min-width="4.124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Liberation Sans2" fo:font-size="16pt" style:font-name-asian="Liberation Sans2" style:font-size-asian="18pt" style:font-name-complex="Liberation Sans2" style:font-size-complex="18pt"/>
    </style:style>
    <style:style style:name="T3" style:family="text">
      <style:text-properties style:font-name="Liberation Sans" fo:font-size="16pt" style:font-name-asian="Liberation Sans2" style:font-size-asian="18pt" style:font-name-complex="Liberation Sans2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erif1" fo:font-size="14pt" style:font-name-asian="Liberation Serif1" style:font-size-asian="18pt" style:font-name-complex="Liberation Serif1" style:font-size-complex="18pt"/>
    </style:style>
    <style:style style:name="T6" style:family="text">
      <style:text-properties style:font-name="Liberation Sans" fo:font-size="14pt" style:font-name-asian="Liberation Serif1" style:font-size-asian="18pt" style:font-name-complex="Liberation Serif1" style:font-size-complex="18pt"/>
    </style:style>
    <style:style style:name="T7" style:family="text">
      <style:text-properties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44cm" svg:height="15.16cm" svg:x="1.389cm" svg:y="2.772cm">
          <draw:image xlink:href="Pictures/10000000000002300000029330CC027EEA460D11.png" xlink:type="simple" xlink:show="embed" xlink:actuate="onLoad" loext:mime-type="image/png">
            <text:p/>
          </draw:image>
        </draw:frame>
        <draw:frame draw:style-name="gr2" draw:text-style-name="P1" draw:layer="layout" svg:width="8.631cm" svg:height="2.861cm" svg:x="19.961cm" svg:y="6.755cm">
          <draw:image xlink:href="Pictures/1000000000000259000000A96E331185D9F221FA.jpg" xlink:type="simple" xlink:show="embed" xlink:actuate="onLoad" loext:mime-type="image/jpeg">
            <text:p/>
          </draw:image>
        </draw:frame>
        <draw:frame draw:style-name="gr2" draw:text-style-name="P1" draw:layer="layout" svg:width="8.631cm" svg:height="2.861cm" svg:x="19.961cm" svg:y="10.15cm">
          <draw:image xlink:href="Pictures/1000000000000259000000A96E331185D9F221FA.jpg" xlink:type="simple" xlink:show="embed" xlink:actuate="onLoad" loext:mime-type="image/jpeg">
            <text:p/>
          </draw:image>
        </draw:frame>
        <draw:frame draw:style-name="gr1" draw:text-style-name="P1" draw:layer="layout" svg:width="0.001cm" svg:height="0.001cm" svg:x="14.979cm" svg:y="10.619cm">
          <draw:image>
            <text:p/>
          </draw:image>
        </draw:frame>
        <draw:frame draw:style-name="gr1" draw:text-style-name="P1" draw:layer="layout" svg:width="0.001cm" svg:height="0.001cm" svg:x="14.908cm" svg:y="12.665cm">
          <draw:image>
            <text:p/>
          </draw:image>
        </draw:frame>
        <draw:frame draw:style-name="gr1" draw:text-style-name="P1" draw:layer="layout" svg:width="0.001cm" svg:height="0.001cm" svg:x="14.908cm" svg:y="12.665cm">
          <draw:image>
            <text:p/>
          </draw:image>
        </draw:frame>
        <draw:line draw:style-name="gr3" draw:text-style-name="P2" draw:layer="layout" svg:x1="5.108cm" svg:y1="10.312cm" svg:x2="20.73cm" svg:y2="10.88cm">
          <text:p/>
        </draw:line>
        <draw:line draw:style-name="gr4" draw:text-style-name="P2" draw:layer="layout" svg:x1="5.108cm" svg:y1="10.312cm" svg:x2="20.73cm" svg:y2="10.885cm">
          <text:p/>
        </draw:line>
        <draw:frame draw:style-name="gr1" draw:text-style-name="P1" draw:layer="layout" svg:width="0.731cm" svg:height="1.084cm" svg:x="19.891cm" svg:y="11.46cm">
          <draw:image xlink:href="Pictures/100004B6000002DC0000043DDB529D7034F6D6BC.svg" xlink:type="simple" xlink:show="embed" xlink:actuate="onLoad" loext:mime-type="image/svg+xml">
            <text:p/>
          </draw:image>
          <draw:image xlink:href="Pictures/100002010000001C000000299D607BE1D7A4CD7C.png" xlink:type="simple" xlink:show="embed" xlink:actuate="onLoad" loext:mime-type="image/png"/>
        </draw:frame>
        <draw:frame draw:style-name="gr1" draw:text-style-name="P1" draw:layer="layout" svg:width="0.731cm" svg:height="1.084cm" svg:x="19.891cm" svg:y="8.034cm">
          <draw:image xlink:href="Pictures/100004B6000002DC0000043DDB529D7034F6D6BC.svg" xlink:type="simple" xlink:show="embed" xlink:actuate="onLoad" loext:mime-type="image/svg+xml">
            <text:p/>
          </draw:image>
          <draw:image xlink:href="Pictures/100002010000001C000000299D607BE1D7A4CD7C.png" xlink:type="simple" xlink:show="embed" xlink:actuate="onLoad" loext:mime-type="image/png"/>
        </draw:frame>
        <draw:frame draw:style-name="gr1" draw:text-style-name="P1" draw:layer="layout" svg:width="0.731cm" svg:height="1.084cm" svg:x="17.314cm" svg:y="8.076cm">
          <draw:image xlink:href="Pictures/100004B6000002DC0000043DDB529D7034F6D6BC.svg" xlink:type="simple" xlink:show="embed" xlink:actuate="onLoad" loext:mime-type="image/svg+xml">
            <text:p/>
          </draw:image>
          <draw:image xlink:href="Pictures/100002010000001C000000299D607BE1D7A4CD7C.png" xlink:type="simple" xlink:show="embed" xlink:actuate="onLoad" loext:mime-type="image/png"/>
        </draw:frame>
        <draw:line draw:style-name="gr5" draw:text-style-name="P2" draw:layer="layout" svg:x1="13.299cm" svg:y1="8.187cm" svg:x2="17.67cm" svg:y2="8.187cm">
          <text:p/>
        </draw:line>
        <draw:custom-shape draw:style-name="gr6" draw:text-style-name="P3" draw:layer="layout" svg:width="0.2cm" svg:height="0.2cm" svg:x="16.126cm" svg:y="8.0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20.751cm" svg:y="7.3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.702cm" svg:height="0.878cm" svg:x="20.891cm" svg:y="5.586cm">
          <draw:text-box>
            <text:p><text:span text:style-name="T1">Ch A: Current 1mA </text:span><text:span text:style-name="T2">↔</text:span><text:span text:style-name="T3"> 0.1mV</text:span></text:p>
          </draw:text-box>
        </draw:frame>
        <draw:frame draw:style-name="gr1" draw:text-style-name="P1" draw:layer="layout" svg:width="2.225cm" svg:height="0.625cm" svg:x="16.122cm" svg:y="7.158cm">
          <draw:image xlink:href="Pictures/100009DB000008B20000027244ECF0433867AA0C.svg" xlink:type="simple" xlink:show="embed" xlink:actuate="onLoad" loext:mime-type="image/svg+xml">
            <text:p/>
          </draw:image>
          <draw:image xlink:href="Pictures/1000020100000054000000188F586C27A88581BD.png" xlink:type="simple" xlink:show="embed" xlink:actuate="onLoad" loext:mime-type="image/png"/>
        </draw:frame>
        <draw:line draw:style-name="gr5" draw:text-style-name="P2" draw:layer="layout" svg:x1="16.22cm" svg:y1="8.141cm" svg:x2="16.22cm" svg:y2="7.443cm">
          <text:p/>
        </draw:line>
        <draw:line draw:style-name="gr5" draw:text-style-name="P2" draw:layer="layout" svg:x1="18.097cm" svg:y1="7.451cm" svg:x2="20.734cm" svg:y2="7.451cm">
          <text:p/>
        </draw:line>
        <draw:line draw:style-name="gr5" draw:text-style-name="P2" draw:layer="layout" svg:x1="13.349cm" svg:y1="7.296cm" svg:x2="16.024cm" svg:y2="7.296cm">
          <text:p/>
        </draw:line>
        <draw:frame draw:style-name="gr9" draw:text-style-name="P6" draw:layer="layout" svg:width="1.395cm" svg:height="0.806cm" svg:x="16.017cm" svg:y="4.532cm">
          <draw:text-box>
            <text:p><text:span text:style-name="T4">+5V</text:span></text:p>
          </draw:text-box>
        </draw:frame>
        <draw:custom-shape draw:style-name="gr7" draw:text-style-name="P4" draw:layer="layout" svg:width="0.2cm" svg:height="0.2cm" svg:x="20.73cm" svg:y="10.8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821cm" svg:height="0.878cm" svg:x="20.983cm" svg:y="9.741cm">
          <draw:text-box>
            <text:p><text:span text:style-name="T1">Ch B: </text:span><text:span text:style-name="T3">Marker</text:span></text:p>
          </draw:text-box>
        </draw:frame>
        <draw:frame draw:style-name="gr11" draw:text-style-name="P6" draw:layer="layout" svg:width="5.313cm" svg:height="1.361cm" draw:transform="rotate (-0.0383972435438749) translate (14.798cm 9.833cm)">
          <draw:text-box>
            <text:p><text:span text:style-name="T4">J9 – Pin 4 (GPIO 0)</text:span></text:p>
          </draw:text-box>
        </draw:frame>
        <draw:frame draw:style-name="gr12" draw:text-style-name="P7" draw:layer="layout" svg:width="1.857cm" svg:height="1.916cm" svg:x="16.33cm" svg:y="5.433cm">
          <draw:text-box>
            <text:p text:style-name="P1"><text:span text:style-name="T4">0.1</text:span><text:span text:style-name="T5">Ω</text:span></text:p>
            <text:p text:style-name="P1"><text:span text:style-name="T6">0.5%</text:span></text:p>
            <text:p text:style-name="P1"><text:span text:style-name="T6">2.5W</text:span></text:p>
          </draw:text-box>
        </draw:frame>
        <draw:frame draw:style-name="gr13" draw:text-style-name="P8" draw:layer="layout" svg:width="8.008cm" svg:height="0.878cm" svg:x="10.846cm" svg:y="1.089cm">
          <draw:text-box>
            <text:p><text:span text:style-name="T7">flora2 Current Measurement</text:span></text:p>
          </draw:text-box>
        </draw:frame>
        <draw:custom-shape draw:style-name="gr14" draw:text-style-name="P10" draw:layer="layout" svg:width="4.724cm" svg:height="1.427cm" svg:x="14.787cm" svg:y="2.708cm">
          <text:p text:style-name="P9">Power Supply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cm" svg:height="0.224cm" svg:x="15.921cm" svg:y="4.8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24cm" svg:x="17.956cm" svg:y="4.8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019cm" svg:y1="4.799cm" svg:x2="16.019cm" svg:y2="4.124cm">
          <text:p/>
        </draw:line>
        <draw:line draw:style-name="gr5" draw:text-style-name="P2" draw:layer="layout" svg:x1="18.063cm" svg:y1="4.799cm" svg:x2="18.063cm" svg:y2="4.124cm">
          <text:p/>
        </draw:line>
        <draw:frame draw:style-name="gr15" draw:text-style-name="P6" draw:layer="layout" svg:width="1.107cm" svg:height="0.806cm" svg:x="18.075cm" svg:y="4.574cm">
          <draw:text-box>
            <text:p><text:span text:style-name="T4">0V</text:span></text:p>
          </draw:text-box>
        </draw:frame>
        <draw:line draw:style-name="gr5" draw:text-style-name="P2" draw:layer="layout" svg:x1="16.019cm" svg:y1="7.302cm" svg:x2="16.019cm" svg:y2="5.038cm">
          <text:p/>
        </draw:line>
        <draw:custom-shape draw:style-name="gr6" draw:text-style-name="P3" draw:layer="layout" svg:width="0.2cm" svg:height="0.2cm" svg:x="17.959cm" svg:y="7.3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062cm" svg:y1="7.447cm" svg:x2="18.062cm" svg:y2="5.0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ans Devanagari2" svg:font-family="'Noto Sans Devanagari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7:02:13.295811602</meta:creation-date>
    <meta:editing-cycles>6</meta:editing-cycles>
    <meta:editing-duration>PT21M24S</meta:editing-duration>
    <dc:date>2021-07-12T21:10:59.842675343</dc:date>
    <meta:generator>LibreOffice/6.4.7.2$Linux_X86_64 LibreOffice_project/40$Build-2</meta:generator>
    <meta:document-statistic meta:object-count="34"/>
  </office:meta>
</office:document-meta>
</file>